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lentDiagnostics.getResourceString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lentDiagnostics.addErrorArrayArgs( Declaration decl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lentDiagnostics.addErrorArrayArgs( AnnotationInstance ann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lentDiagnostics.addErrorArrayArgs( AnnotationValue value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lentDiagnostics.addWarningArrayArgs( AnnotationValue value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lentDiagnostics.addWarningArrayArgs( Declaration decl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lentDiagnostics.Silent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lentDiagnostics.addWarningArrayArgs( AnnotationInstance ann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